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451.165812459395" calcext:value-type="float">
            <text:p>451.165812459395</text:p>
          </table:table-cell>
        </table:table-row>
        <table:table-row table:style-name="ro1">
          <table:table-cell office:value-type="float" office:value="429.806200384247" calcext:value-type="float">
            <text:p>429.806200384247</text:p>
          </table:table-cell>
        </table:table-row>
        <table:table-row table:style-name="ro1">
          <table:table-cell office:value-type="float" office:value="431.831136752284" calcext:value-type="float">
            <text:p>431.831136752284</text:p>
          </table:table-cell>
        </table:table-row>
        <table:table-row table:style-name="ro1">
          <table:table-cell office:value-type="float" office:value="444.063536610818" calcext:value-type="float">
            <text:p>444.063536610818</text:p>
          </table:table-cell>
        </table:table-row>
        <table:table-row table:style-name="ro1">
          <table:table-cell office:value-type="float" office:value="428.384775205089" calcext:value-type="float">
            <text:p>428.384775205089</text:p>
          </table:table-cell>
        </table:table-row>
        <table:table-row table:style-name="ro1">
          <table:table-cell office:value-type="float" office:value="434.110680859192" calcext:value-type="float">
            <text:p>434.110680859192</text:p>
          </table:table-cell>
        </table:table-row>
        <table:table-row table:style-name="ro1">
          <table:table-cell office:value-type="float" office:value="441.49720532269" calcext:value-type="float">
            <text:p>441.49720532269</text:p>
          </table:table-cell>
        </table:table-row>
        <table:table-row table:style-name="ro1">
          <table:table-cell office:value-type="float" office:value="427.639175169559" calcext:value-type="float">
            <text:p>427.639175169559</text:p>
          </table:table-cell>
        </table:table-row>
        <table:table-row table:style-name="ro1">
          <table:table-cell office:value-type="float" office:value="433.339400084935" calcext:value-type="float">
            <text:p>433.339400084935</text:p>
          </table:table-cell>
        </table:table-row>
        <table:table-row table:style-name="ro1">
          <table:table-cell office:value-type="float" office:value="443.258481751048" calcext:value-type="float">
            <text:p>443.258481751048</text:p>
          </table:table-cell>
        </table:table-row>
        <table:table-row table:style-name="ro1">
          <table:table-cell/>
        </table:table-row>
        <table:table-row table:style-name="ro1">
          <table:table-cell table:formula="of:=AVERAGE([.A1:.A10])" office:value-type="float" office:value="436.509640459926" calcext:value-type="float">
            <text:p>436.5096404599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00/00/0000</text:date>, <text:time style:data-style-name="N2" text:time-value="08:09:22.205178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0:18:32.247008002</meta:creation-date>
    <dc:date>2018-10-13T08:11:34.060587036</dc:date>
    <dc:creator>Davide Ancona</dc:creator>
    <meta:editing-duration>PT7M39S</meta:editing-duration>
    <meta:editing-cycles>5</meta:editing-cycles>
    <meta:generator>LibreOffice/5.3.7.2.0$Linux_X86_64 LibreOffice_project/30$Build-2</meta:generator>
    <meta:document-statistic meta:table-count="1" meta:cell-count="11" meta:object-count="0"/>
  </office:meta>
</office:document-meta>
</file>